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>
      <style:table-properties style:width="17.6cm" table:align="margins" style:writing-mode="lr-tb"/>
    </style:style>
    <style:style style:name="Tableau1.A" style:family="table-column">
      <style:table-column-properties style:column-width="9.493cm" style:rel-column-width="35350*"/>
    </style:style>
    <style:style style:name="Tableau1.B" style:family="table-column">
      <style:table-column-properties style:column-width="8.107cm" style:rel-column-width="30185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officeooo:paragraph-rsid="003731b8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3731b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103e17" officeooo:paragraph-rsid="003731b8" fo:background-color="transparen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fo:font-weight="normal" officeooo:rsid="00131aed" officeooo:paragraph-rsid="0076c9f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style="normal" fo:font-weight="normal" officeooo:rsid="00131aed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170435" officeooo:paragraph-rsid="003731b8" fo:background-color="transparent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style="normal" fo:font-weight="normal" officeooo:rsid="00170435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28770c" officeooo:paragraph-rsid="003731b8" fo:background-color="transparen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Marianne1" fo:font-size="10pt" officeooo:rsid="001e24bf" officeooo:paragraph-rsid="003731b8" fo:background-color="transparen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rsid="00133b14" officeooo:paragraph-rsid="003731b8" fo:background-color="transparen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officeooo:rsid="00a46655" officeooo:paragraph-rsid="00627345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position="0% 100%" style:font-name="Marianne1" fo:font-size="10pt" fo:font-style="normal" style:text-underline-style="none" fo:font-weight="bold" officeooo:rsid="00131aed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33b14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33b14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03e17" officeooo:paragraph-rsid="003731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627345" officeooo:paragraph-rsid="00627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text-position="0% 100%" style:font-name="Marianne1" fo:font-size="10pt" fo:font-style="normal" style:text-underline-style="none" fo:font-weight="bold" officeooo:rsid="004dc0dc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style:text-underline-style="none" fo:font-weight="bold" officeooo:rsid="004dc0dc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fo:font-weight="bold" officeooo:paragraph-rsid="00627345" fo:background-color="transparent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3731b8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paragraph-rsid="003731b8" fo:background-color="transparent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ed1c24" loext:opacity="100%" style:font-name="Marianne1" fo:font-size="10pt" officeooo:paragraph-rsid="003731b8" fo:background-color="transparent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ed1c24" loext:opacity="100%" style:font-name="Marianne1" fo:font-size="10pt" officeooo:paragraph-rsid="00627345" fo:background-color="transparent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Marianne1" fo:font-size="10pt" style:text-underline-style="solid" style:text-underline-width="auto" style:text-underline-color="font-color" fo:font-weight="bold" officeooo:rsid="000d2707" officeooo:paragraph-rsid="003731b8" fo:background-color="transparent" style:font-size-asian="10pt" style:font-weight-asian="bold" style:font-size-complex="10pt" style:font-weight-complex="bold"/>
    </style:style>
    <style:style style:name="P25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style:text-underline-style="solid" style:text-underline-width="auto" style:text-underline-color="font-color" officeooo:rsid="000d2707" officeooo:paragraph-rsid="003731b8" fo:background-color="transparent" style:font-size-asian="10pt" style:font-size-complex="10pt"/>
    </style:style>
    <style:style style:name="P26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style:text-underline-style="none" officeooo:paragraph-rsid="003731b8" fo:background-color="transparent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keep-together="always" fo:text-indent="0cm" style:auto-text-indent="false" fo:keep-with-next="always"/>
      <style:text-properties fo:color="#000000" loext:opacity="100%" style:font-name="Marianne1" fo:font-size="10pt" style:text-underline-style="none" officeooo:paragraph-rsid="003731b8" fo:background-color="transparent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Marianne1" fo:font-size="10pt" fo:font-style="normal" style:text-underline-style="none" fo:font-weight="normal" officeooo:paragraph-rsid="00627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style="normal" fo:font-weight="normal" officeooo:rsid="001f0606" officeooo:paragraph-rsid="0041957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fo:font-weight="bold" officeooo:rsid="003be57c" officeooo:paragraph-rsid="003be57c" fo:background-color="transparent" style:font-size-asian="10pt" style:font-weight-asian="bold" style:font-size-complex="10pt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officeooo:paragraph-rsid="003be57c" fo:background-color="transparent" style:font-size-asian="10pt" style:font-size-complex="10pt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keep-together="always" fo:text-indent="0cm" style:auto-text-indent="false" style:page-number="auto" fo:keep-with-next="always"/>
      <style:text-properties fo:color="#000000" loext:opacity="100%" style:font-name="Marianne1" fo:font-size="10pt" officeooo:paragraph-rsid="003731b8" fo:background-color="transparent" style:font-size-asian="10pt" style:font-size-complex="10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Marianne1" fo:font-size="10pt" officeooo:paragraph-rsid="003731b8" fo:background-color="transparent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2756b6" officeooo:paragraph-rsid="0032dfb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 fo:keep-with-next="always"/>
      <style:text-properties fo:color="#000000" loext:opacity="100%" style:text-position="0% 100%" style:font-name="Marianne1" fo:font-size="10pt" fo:font-style="normal" style:text-underline-style="none" fo:font-weight="normal" officeooo:rsid="001726f4" officeooo:paragraph-rsid="0032dfb6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 fo:keep-with-next="always"/>
      <style:text-properties fo:color="#000000" loext:opacity="100%" style:text-position="0% 100%" style:font-name="Marianne1" fo:font-size="10pt" fo:font-style="normal" style:text-underline-style="none" fo:font-weight="normal" officeooo:rsid="00197c73" officeooo:paragraph-rsid="0032dfb6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P37" style:family="paragraph" style:parent-style-name="Table_20_Contents" style:master-page-name="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02b4e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02b4e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8291c0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4a5ec0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Table_20_Contents">
      <loext:graphic-properties draw:fill="none" draw:fill-gradient-name="gradient" draw:fill-hatch-name="hatch"/>
      <style:paragraph-properties fo:margin-left="0cm" fo:margin-right="0.101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4a5ec0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Table_20_Contents">
      <loext:graphic-properties draw:fill="none" draw:fill-gradient-name="gradient" draw:fill-hatch-name="hatch"/>
      <style:paragraph-properties fo:margin-left="0cm" fo:margin-right="0.101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72d771" officeooo:paragraph-rsid="004a5ec0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Table_20_Contents" style:master-page-name="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7dfa3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57dfa3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10pt" fo:letter-spacing="0.011cm" fo:font-weight="normal" officeooo:rsid="00502b4e" officeooo:paragraph-rsid="0060b7cd" style:letter-kerning="true" fo:background-color="transparent" style:font-name-asian="Book Antiqua" style:font-size-asian="10pt" style:font-weight-asian="normal" style:font-name-complex="Book Antiqua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able_20_Contents">
      <loext:graphic-properties draw:fill="none" draw:fill-gradient-name="gradient" draw:fill-hatch-name="hatch"/>
      <style:paragraph-properties fo:margin-left="0cm" fo:margin-right="0cm" fo:margin-top="0cm" fo:margin-bottom="0.055cm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register-true="true" fo:text-indent="0cm" style:auto-text-indent="false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9pt" fo:letter-spacing="0.011cm" fo:font-weight="normal" officeooo:rsid="004a5ec0" officeooo:paragraph-rsid="004a5ec0" style:letter-kerning="true" fo:background-color="transparent" style:font-name-asian="Book Antiqua" style:font-size-asian="9pt" style:font-weight-asian="normal" style:font-name-complex="Book Antiqua" style:font-size-complex="9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text-position="0% 100%" style:font-name="Marianne1" fo:font-size="10pt" fo:font-style="normal" style:text-underline-style="none" fo:font-weight="normal" officeooo:rsid="0016c917" officeooo:paragraph-rsid="0032dfb6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Marianne1" fo:font-size="10pt" fo:background-color="transparent" loext:char-shading-value="0" style:font-size-asian="10pt" style:font-size-complex="10pt"/>
    </style:style>
    <style:style style:name="T2" style:family="text">
      <style:text-properties fo:color="#000000" loext:opacity="100%" style:font-name="Marianne1" fo:font-size="10pt" officeooo:rsid="000814ae" fo:background-color="transparent" loext:char-shading-value="0" style:font-size-asian="10pt" style:font-size-complex="10pt"/>
    </style:style>
    <style:style style:name="T3" style:family="text">
      <style:text-properties officeooo:rsid="00aa3450"/>
    </style:style>
    <style:style style:name="T4" style:family="text">
      <style:text-properties officeooo:rsid="00dc589d"/>
    </style:style>
    <style:style style:name="T5" style:family="text">
      <style:text-properties fo:font-weight="bold" officeooo:rsid="00a3eda5" style:font-weight-asian="bold" style:font-weight-complex="bold"/>
    </style:style>
    <style:style style:name="T6" style:family="text">
      <style:text-properties officeooo:rsid="00a3eda5"/>
    </style:style>
    <style:style style:name="T7" style:family="text">
      <style:text-properties fo:font-style="normal" fo:font-weight="normal" officeooo:rsid="00131ae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31aed"/>
    </style:style>
    <style:style style:name="T10" style:family="text">
      <style:text-properties officeooo:rsid="00c6fba0"/>
    </style:style>
    <style:style style:name="T11" style:family="text">
      <style:text-properties style:text-underline-style="none" officeooo:rsid="004dc0dc"/>
    </style:style>
    <style:style style:name="T12" style:family="text">
      <style:text-properties style:text-underline-style="none" officeooo:rsid="007794df"/>
    </style:style>
    <style:style style:name="T13" style:family="text">
      <style:text-properties fo:color="#000000" loext:opacity="100%" style:font-name="Marianne1" fo:font-size="10pt" officeooo:rsid="00170435" fo:background-color="transparent" loext:char-shading-value="0" style:font-size-asian="10pt" style:font-size-complex="10pt"/>
    </style:style>
    <style:style style:name="T14" style:family="text">
      <style:text-properties fo:color="#000000" loext:opacity="100%" style:font-name="Marianne1" fo:font-size="10pt" style:text-underline-style="solid" style:text-underline-width="auto" style:text-underline-color="font-color" officeooo:rsid="00170435" fo:background-color="transparent" loext:char-shading-value="0" style:font-size-asian="10pt" style:font-size-complex="10pt"/>
    </style:style>
    <style:style style:name="T15" style:family="text">
      <style:text-properties officeooo:rsid="000814ae"/>
    </style:style>
    <style:style style:name="T16" style:family="text">
      <style:text-properties officeooo:rsid="003be57c"/>
    </style:style>
    <style:style style:name="T17" style:family="text">
      <style:text-properties officeooo:rsid="0063bd9a"/>
    </style:style>
    <style:style style:name="T18" style:family="text">
      <style:text-properties fo:font-weight="bold" officeooo:rsid="0063bd9a" style:font-weight-asian="bold" style:font-weight-complex="bold"/>
    </style:style>
    <style:style style:name="T19" style:family="text">
      <style:text-properties fo:font-style="italic" officeooo:rsid="0063bd9a" style:font-style-asian="italic" style:font-style-complex="italic"/>
    </style:style>
    <style:style style:name="T20" style:family="text">
      <style:text-properties officeooo:rsid="0008ad5c"/>
    </style:style>
    <style:style style:name="T21" style:family="text">
      <style:text-properties style:use-window-font-color="true" loext:opacity="0%" style:text-position="0% 100%" fo:font-style="normal" style:text-underline-style="none" fo:font-weight="normal" officeooo:rsid="000837d8" style:font-style-asian="normal" style:font-weight-asian="normal" style:font-style-complex="normal" style:font-weight-complex="normal"/>
    </style:style>
    <style:style style:name="T22" style:family="text">
      <style:text-properties style:use-window-font-color="true" loext:opacity="0%" style:text-position="0% 100%" fo:font-style="normal" style:text-underline-style="none" fo:font-weight="normal" officeooo:rsid="007794df" style:font-style-asian="normal" style:font-weight-asian="normal" style:font-style-complex="normal" style:font-weight-complex="normal"/>
    </style:style>
    <style:style style:name="T23" style:family="text">
      <style:text-properties style:use-window-font-color="true" loext:opacity="0%" style:text-position="0% 100%" fo:font-style="normal" style:text-underline-style="none" fo:font-weight="normal" officeooo:rsid="00103e17" style:font-style-asian="normal" style:font-weight-asian="normal" style:font-style-complex="normal" style:font-weight-complex="normal"/>
    </style:style>
    <style:style style:name="T24" style:family="text">
      <style:text-properties style:use-window-font-color="true" loext:opacity="0%" style:text-position="0% 100%" fo:font-style="normal" style:text-underline-style="none" fo:font-weight="normal" officeooo:rsid="00170165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style:text-position="0% 100%" fo:font-style="normal" style:text-underline-style="none" fo:font-weight="normal" officeooo:rsid="00627345" style:font-style-asian="normal" style:font-weight-asian="norma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47417" style:font-weight-asian="bold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70435" style:font-style-asian="normal" style:font-style-complex="normal"/>
    </style:style>
    <style:style style:name="T30" style:family="text">
      <style:text-properties fo:font-style="normal" officeooo:rsid="003744c5" style:font-style-asian="normal" style:font-style-complex="normal"/>
    </style:style>
    <style:style style:name="T31" style:family="text">
      <style:text-properties fo:color="#000000" loext:opacity="100%" style:text-position="0% 100%"/>
    </style:style>
    <style:style style:name="T32" style:family="text">
      <style:text-properties style:use-window-font-color="true" loext:opacity="0%" style:text-position="0% 100%" officeooo:rsid="00103e17"/>
    </style:style>
    <style:style style:name="T33" style:family="text">
      <style:text-properties fo:color="#000000" loext:opacity="100%" style:text-position="0% 100%" officeooo:rsid="00103e17"/>
    </style:style>
    <style:style style:name="T34" style:family="text">
      <style:text-properties fo:color="#000000" loext:opacity="100%" style:text-position="0% 100%" officeooo:rsid="00627345"/>
    </style:style>
    <style:style style:name="T35" style:family="text">
      <style:text-properties fo:color="#000000" loext:opacity="100%" style:text-position="0% 100%" officeooo:rsid="00187300"/>
    </style:style>
    <style:style style:name="T36" style:family="text">
      <style:text-properties fo:color="#000000" loext:opacity="100%" style:text-position="0% 100%" officeooo:rsid="00359fb0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weight="bold" style:font-weight-asian="bold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fo:color="#ce181e" loext:opacity="100%" style:text-position="0% 100%" fo:font-style="italic" style:font-style-asian="italic" style:font-style-complex="italic"/>
    </style:style>
    <style:style style:name="T41" style:family="text">
      <style:text-properties style:use-window-font-color="true" loext:opacity="0%" style:text-position="0% 100%" fo:font-style="italic" officeooo:rsid="00236311" style:font-style-asian="italic" style:font-style-complex="italic"/>
    </style:style>
    <style:style style:name="T42" style:family="text">
      <style:text-properties style:text-position="0% 100%" officeooo:rsid="0021762f"/>
    </style:style>
    <style:style style:name="T43" style:family="text">
      <style:text-properties style:text-position="0% 100%" officeooo:rsid="0065af69"/>
    </style:style>
    <style:style style:name="T44" style:family="text">
      <style:text-properties style:use-window-font-color="true" loext:opacity="0%" style:text-position="0% 100%" officeooo:rsid="005f799e"/>
    </style:style>
    <style:style style:name="T4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officeooo:rsid="005e1629"/>
    </style:style>
    <style:style style:name="T48" style:family="text">
      <style:text-properties officeooo:rsid="0057df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, Prénom du militaire" text:name="nom_du_militaire"/>
        <text:user-field-decl office:value-type="string" office:string-value="Nom, Prénom de l'avocat" text:name="nom_de_l_avocat"/>
        <text:user-field-decl office:value-type="string" office:string-value="le militaire" text:name="Militaire3"/>
        <text:user-field-decl office:value-type="string" office:string-value="du militaire" text:name="Militaire2"/>
        <text:user-field-decl office:value-type="string" office:string-value="Le militaire" text:name="Militaire1"/>
        <text:user-field-decl office:value-type="string" office:string-value="au militaire" text:name="Militaire4"/>
        <text:user-field-decl office:value-type="string" office:string-value="Le militaire bénéficie" text:name="Militaire5"/>
        <text:user-field-decl office:value-type="string" office:string-value="Le militaire peut" text:name="Militaire6"/>
      </text:user-field-decls>
      <text:p text:style-name="P1"><text:span text:style-name="Strong_20_Emphasis"><text:span text:style-name="T1">AVENANT </text:span></text:span><text:span text:style-name="Strong_20_Emphasis"><text:span text:style-name="T2">À</text:span></text:span><text:span text:style-name="Strong_20_Emphasis"><text:span text:style-name="T1"> </text:span></text:span><text:span text:style-name="Strong_20_Emphasis"><text:span text:style-name="T2">LA CONVENTION</text:span></text:span></text:p>
      <text:p text:style-name="P2"><text:span text:style-name="Strong_20_Emphasis"><text:span text:style-name="T2"/></text:span></text:p>
      <text:p text:style-name="P3"/>
      <text:p text:style-name="P4">Par décision<text:span text:style-name="T3">(s) </text:span>GEND/DRHGN/SDAP/BRPF {d.decisionsListe}, <text:s/>le directeur général de la gendarmerie nationale <text:span text:style-name="T4">a octroyé </text:span>le bénéfice de la protection fonctionnelle sur le fondement des articles L. 4123-10 du code de la défense et L. 113-1 du code de la sécurité intérieure <text:span text:style-name="T4">aux militaires suivants : </text:span><text:span text:style-name="T5">{d.demandeursListe}</text:span><text:span text:style-name="T6">.</text:span></text:p>
      <text:p text:style-name="P5"/>
      <text:p text:style-name="P6"><text:span text:style-name="T7">C</text:span><text:span text:style-name="T8">eci exposé, une convention d’honoraires a été conclue entre :</text:span></text:p>
      <text:p text:style-name="P7"/>
      <text:p text:style-name="P3"><text:span text:style-name="T9">La direction générale de la gendarmerie nationale, représentée par son d</text:span>irecteur <text:span text:style-name="T9">g</text:span>énéral</text:p>
      <text:p text:style-name="P8">4, rue du Claude Bernard, Issy-les-Moulineaux (92130)</text:p>
      <text:p text:style-name="P9"/>
      <text:p text:style-name="P10">Et</text:p>
      <text:p text:style-name="P3"/>
      <text:p text:style-name="P11"><text:span text:style-name="T10">L</text:span>es militaires clients</text:p>
      <text:p text:style-name="P12">{d.demandeursListeDetaille}</text:p>
      <text:p text:style-name="P13"/>
      <text:p text:style-name="P14">Et</text:p>
      <text:p text:style-name="P15"/>
      <text:p text:style-name="P16">L’avocat</text:p>
      <text:p text:style-name="P17">Maître {d.avocat.prenom} {d.avocat.nom}</text:p>
      <text:p text:style-name="P18">{d.avocat.email}</text:p>
      <text:p text:style-name="P19"><text:span text:style-name="T11">{d.avocat.telephonePublic1} – {d.avocat.telephonePublic</text:span><text:span text:style-name="T12">2</text:span><text:span text:style-name="T11">}</text:span></text:p>
      <text:p text:style-name="P18">{d.avocat.adressePostale}</text:p>
      <text:p text:style-name="P20"><text:span text:style-name="Strong_20_Emphasis"><text:span text:style-name="T13"/></text:span></text:p>
      <text:p text:style-name="P20"><text:span text:style-name="Strong_20_Emphasis"><text:span text:style-name="T14">PRÉAMBULE :</text:span></text:span></text:p>
      <text:p text:style-name="P21"/>
      <text:p text:style-name="P21">Les parties ont conclu un<text:span text:style-name="T15">e convention d’honoraires et de frais d’avocat</text:span><text:span text:style-name="T16"> </text:span><text:span text:style-name="T17">initiale ou avec avenant d’un montant de {</text:span><text:span text:style-name="T18">d.avenant.montantHTGagePrecedemment}</text:span><text:span text:style-name="T17"> [</text:span><text:span text:style-name="T19">{d.avenant.montantHTGagePrecedemmentEnLettres}</text:span><text:span text:style-name="T17"> </text:span><text:span text:style-name="T19">euros</text:span><text:span text:style-name="T17">] hors taxes </text:span>(ci-après l<text:span text:style-name="T20">a</text:span> « Con<text:span text:style-name="T20">vention</text:span> »).</text:p>
      <text:p text:style-name="P22"/>
      <text:p text:style-name="P23"><text:span text:style-name="T21">Les parties désirent augmenter le plafond des honoraires versés à Maître {d.avocat.prenom} {d.avocat.</text:span><text:span text:style-name="T22">n</text:span><text:span text:style-name="T21">om}</text:span><text:span text:style-name="T23">,</text:span><text:span text:style-name="T24"> </text:span><text:span text:style-name="T21">eu égard </text:span><text:span text:style-name="T25">au motif suivant : {d.diligence.libelle}.</text:span></text:p>
      <text:p text:style-name="P20"><text:span text:style-name="Strong_20_Emphasis"><text:span text:style-name="T1"/></text:span></text:p>
      <text:p text:style-name="P20"><text:span text:style-name="Strong_20_Emphasis"><text:span text:style-name="T1">IL EST AINSI CONVENU CE QUI SUIT</text:span></text:span></text:p>
      <text:p text:style-name="P24"/>
      <text:p text:style-name="P25"><text:soft-page-break/><text:span text:style-name="T26">Article </text:span><text:span text:style-name="T27">1 :</text:span></text:p>
      <text:p text:style-name="P26"/>
      <text:p text:style-name="P27">Les parties conviennent de remplacer l’Article<text:span text:style-name="T28"> </text:span><text:span text:style-name="T29">3-</text:span><text:span text:style-name="T30">1</text:span> comme suit :<text:line-break/></text:p>
      <text:p text:style-name="P28"><text:span text:style-name="T31">Les honoraires dus à Maître </text:span><text:span text:style-name="T32">{d.avocat.prenom} {d.avocat.nom}</text:span><text:span text:style-name="T33"> </text:span><text:span text:style-name="T31">pour assurer la défense des intérêts </text:span><text:span text:style-name="T34">des militaires</text:span><text:span text:style-name="T35"> </text:span><text:span text:style-name="T36">bénéficiant de la protection fonctionnelle</text:span><text:span text:style-name="T31">, s'établiront </text:span><text:span text:style-name="T37">à la somme forfaitaire de </text:span><text:span text:style-name="T38">d.avenant.montantHT}</text:span><text:span text:style-name="T37"> [</text:span><text:span text:style-name="T39">{d.avenant.montantHTEnLettres}</text:span><text:span text:style-name="T40"> </text:span><text:span text:style-name="T41">euros</text:span><text:span text:style-name="T37">] hors taxes </text:span><text:span text:style-name="T42">pour </text:span><text:span text:style-name="T43">la phase suivante :</text:span><text:span text:style-name="T44"> {d.avenant.instance}.</text:span></text:p>
      <text:p text:style-name="P29"/>
      <text:p text:style-name="P29"/>
      <text:p text:style-name="P30"><text:span text:style-name="T45">Article 2</text:span><text:span text:style-name="T46"> :</text:span></text:p>
      <text:p text:style-name="P31"/>
      <text:p text:style-name="P32">Les autres dispositions d<text:span text:style-name="T20">e la Convention</text:span> qui n’ont pas été modifiées par le présent avenant demeurent inchangées.</text:p>
      <text:p text:style-name="P33"/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5">L'avocat :</text:p>
            <text:p text:style-name="P36">Fait à :</text:p>
            <text:p text:style-name="P36">Le :</text:p>
          </table:table-cell>
          <table:table-cell table:style-name="Tableau1.A1" office:value-type="string">
            <text:p text:style-name="P37">Pour le ministre et par délégation,</text:p>
            <text:p text:style-name="P38">le colonel Matthieu Feisthauer,</text:p>
            <text:p text:style-name="P38">chef du bureau des recours et de</text:p>
            <text:p text:style-name="P38">la protection fonctionnelle</text:p>
            <text:p text:style-name="P39"/>
            <text:p text:style-name="P40"/>
            <text:p text:style-name="P40"/>
            <text:p text:style-name="P40"/>
            <text:p text:style-name="P40"/>
            <text:p text:style-name="P41">ou</text:p>
            <text:p text:style-name="P42"/>
            <text:p text:style-name="P42"/>
            <text:p text:style-name="P43">Pour le ministre et par délégation,</text:p>
            <text:p text:style-name="P44">le lieutenant-colonel <text:span text:style-name="T47">Jacques De Oliveira</text:span><text:span text:style-name="T48">,</text:span></text:p>
            <text:p text:style-name="P45"><text:span text:style-name="T48">adjoint au </text:span>chef du bureau des recours</text:p>
            <text:p text:style-name="P45">et de la protection fonctionnelle</text:p>
            <text:p text:style-name="P46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7P0" style:volatile="true" number:language="fr" number:country="FR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117" number:language="fr" number:country="FR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117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MP1" style:family="paragraph" style:parent-style-name="Normal_20__28_Web_29_">
      <style:paragraph-properties fo:margin-top="0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4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5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6" style:family="paragraph" style:parent-style-name="Standard">
      <style:text-properties officeooo:paragraph-rsid="001649b1"/>
    </style:style>
    <style:style style:name="MP7" style:family="paragraph" style:parent-style-name="Normal_20__28_Web_29_">
      <style:paragraph-properties fo:margin-top="0.3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8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9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10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1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officeooo:paragraph-rsid="001dfc20"/>
    </style:style>
    <style:style style:name="MP12" style:family="paragraph" style:parent-style-name="Footer">
      <style:paragraph-properties fo:margin-top="0cm" fo:margin-bottom="0.199cm" style:contextual-spacing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P13" style:family="paragraph" style:parent-style-name="Footer">
      <style:paragraph-properties fo:margin-top="0cm" fo:margin-bottom="0.282cm" style:contextual-spacing="false" fo:text-align="center" style:justify-single-word="false"/>
    </style:style>
    <style:style style:name="MT1" style:family="text">
      <style:text-properties officeooo:rsid="0028b91e"/>
    </style:style>
    <style:style style:name="MT2" style:family="text">
      <style:text-properties officeooo:rsid="0034c45c"/>
    </style:style>
    <style:style style:name="MT3" style:family="text">
      <style:text-properties officeooo:rsid="002c26b3"/>
    </style:style>
    <style:style style:name="MT4" style:family="text">
      <style:text-properties officeooo:rsid="005396fc"/>
    </style:style>
    <style:style style:name="MT5" style:family="text">
      <style:text-properties officeooo:rsid="001645ad"/>
    </style:style>
    <style:style style:name="MT6" style:family="text">
      <style:text-properties officeooo:rsid="0016fc3a"/>
    </style:style>
    <style:style style:name="MT7" style:family="text">
      <style:text-properties officeooo:rsid="004f8d6b"/>
    </style:style>
    <style:style style:name="MT8" style:family="text">
      <style:text-properties style:font-name="Marianne2" fo:font-size="8pt" officeooo:rsid="001aa567" style:font-size-asian="8pt" style:font-name-complex="Calibri1" style:font-size-complex="8pt" style:font-weight-complex="bold"/>
    </style:style>
    <style:style style:name="MT9" style:family="text">
      <style:text-properties style:font-name="Calibri" fo:font-size="8pt" officeooo:rsid="001aa567" style:font-size-asian="8pt" style:font-name-complex="Calibri1" style:font-size-complex="8pt" style:font-weight-complex="bold"/>
    </style:style>
    <style:style style:name="MT10" style:family="text">
      <style:text-properties style:font-name="Marianne2" fo:font-size="8pt" officeooo:rsid="000f9801" style:font-size-asian="8pt" style:font-name-complex="Calibri1" style:font-size-complex="8pt" style:font-weight-complex="bold"/>
    </style:style>
    <style:style style:name="MT11" style:family="text">
      <style:text-properties style:font-name="Marianne2" fo:font-size="8pt" officeooo:rsid="004f8d6b" style:font-size-asian="8pt" style:font-name-complex="Calibri1" style:font-size-complex="8pt" style:font-weight-complex="bold"/>
    </style:style>
    <style:style style:name="MT12" style:family="text">
      <style:text-properties style:font-name="Marianne2" fo:font-size="8pt" officeooo:rsid="0027d76e" style:font-size-asian="8pt" style:font-name-complex="Calibri1" style:font-size-complex="8pt" style:font-weight-complex="bold"/>
    </style:style>
    <style:style style:name="MT13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7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3</text:page-number></text:p>
      </style:footer>
      <style:footer-left>
        <text:p text:style-name="MP3"><draw:custom-shape text:anchor-type="paragraph" draw:z-index="4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4"><draw:frame draw:style-name="Mfr1" draw:name="Image1" text:anchor-type="paragraph" svg:x="-0.561cm" svg:y="-0.441cm" svg:width="4.725cm" svg:height="3.41cm" draw:z-index="8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5"/>
              <text:p text:style-name="MP5">Gendarmerie <text:span text:style-name="MT1">N</text:span>ationale</text:p>
            </table:table-cell>
          </table:table-row>
        </table:table>
        <text:p text:style-name="MP6"/>
      </style:header>
      <style:footer>
        <text:p text:style-name="MP7"><draw:custom-shape text:anchor-type="paragraph" draw:z-index="3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2">G</text:span>énérale de la <text:span text:style-name="MT2">G</text:span>endarmerie <text:span text:style-name="MT2">N</text:span>ational<text:span text:style-name="MT3">e</text:span></text:p>
        <text:p text:style-name="MP8">Direction des <text:span text:style-name="MT4">Ressources Humaines</text:span> de la Gendarmerie Nationale</text:p>
        <text:p text:style-name="MP8">Sous-Direction de l’Accompagnement du Personnel</text:p>
        <text:p text:style-name="MP8">Bureau des Recours et de la Protection Fonctionnelle</text:p>
        <text:p text:style-name="MP9">4, rue <text:span text:style-name="MT5">Claude Bernard</text:span></text:p>
        <text:p text:style-name="MP10"><text:span text:style-name="MT6">CS 60003, </text:span>92136 Issy-les-Moulineaux <text:span text:style-name="MT7">Cedex</text:span></text:p>
        <text:p text:style-name="MP11"><draw:custom-shape text:anchor-type="paragraph" draw:z-index="2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8">Standard</text:span><text:span text:style-name="MT9"> </text:span><text:span text:style-name="MT8">: 01 84 22 </text:span><text:span text:style-name="MT10">2</text:span><text:span text:style-name="MT11">8</text:span><text:span text:style-name="MT10"> </text:span><text:span text:style-name="MT12">07</text:span></text:p>
        <text:p text:style-name="MP12"><draw:custom-shape text:anchor-type="paragraph" draw:z-index="1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Visited_20_Internet_20_Link"><text:span text:style-name="MT13">protection-fonctionnelle@gendarmerie.interieur.gouv.fr</text:span></text:span></text:p>
        <text:p text:style-name="MP13"><text:page-number text:select-page="current">1</text:page-number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5-29T12:34:00</meta:creation-date>
    <meta:initial-creator>Utilisateur Microsoft Office</meta:initial-creator>
    <dc:language>fr-FR</dc:language>
    <dc:date>2025-09-15T10:55:03.919394000</dc:date>
    <meta:editing-cycles>124</meta:editing-cycles>
    <meta:editing-duration>PT12H26M30S</meta:editing-duration>
    <meta:generator>LibreOffice/25.8.1.1$MacOSX_AARCH64 LibreOffice_project/54047653041915e595ad4e45cccea684809c77b5</meta:generator>
    <dc:creator>Roman CARRIERE</dc:creator>
    <meta:document-statistic meta:table-count="2" meta:image-count="1" meta:object-count="0" meta:page-count="2" meta:paragraph-count="47" meta:word-count="319" meta:character-count="2364" meta:non-whitespace-character-count="20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